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2">to be there.” But somewhere inside himself, in a place he cannot look at or acknowledge. He knows what is about to happen. <text:line-break/><text:line-break/>“You're a fucking </text:span><text:span text:style-name="T1">winner.</text:span><text:span text:style-name="T2">”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2">Face upturned he stared down the open corridor and his fingers laced the boots without vision, the action automatic. Whatever warning signs were screaming from the hidden places he could not hear </text:span><text:soft-page-break/><text:span text:style-name="T2">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2">Then the algorithm began to descend into the books and realities of his company. It looked in the dark places. Saw the slip shod work. The lack of understanding. The Mistakes and... he couldn't say it. But </text:span><text:span text:style-name="T2">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efficiency of a predator. Arms square to the rifle he sighted, fired. Sighted fired. Took cover. Moved again and dodged the fire of the drones. They moved faster than a man and appeared anywhere <text:soft-page-break/>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each motion in the water. He breathed slowly. <text:s/>Drank water from a cache bottle in the locker. Patched the wound on his shoulder. It grew night. It would be dawn before the whole challenge was completed. <text:soft-page-break/>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line-break/>He tucked his legs and vaulted. Through the missing window frame, past the green vine. He landed with a skittering crunch that sent gravel flying. His foot steps increased in speed. The tight horrible <text:soft-page-break/>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
      <text:p text:style-name="P1"/>
      <text:p text:style-name="P1"><text:s/></text:p>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ext:soft-page-break/>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1-02T14:51:56.64</dc:date>
    <dc:creator>Blake Stanger</dc:creator>
    <meta:editing-duration>P1DT20H35M10S</meta:editing-duration>
    <meta:editing-cycles>81</meta:editing-cycles>
    <meta:generator>OpenOffice/4.1.11$Win32 OpenOffice.org_project/4111m1$Build-9808</meta:generator>
    <meta:document-statistic meta:table-count="0" meta:image-count="0" meta:object-count="0" meta:page-count="14" meta:paragraph-count="127" meta:word-count="7303" meta:character-count="40396"/>
  </office:meta>
</office:document-meta>
</file>